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878209" table:style-name="ce19">
            <text:p>878.209</text:p>
          </table:table-cell>
          <table:table-cell office:value-type="percentage" office:value="0.85978383247016432" table:style-name="ce20">
            <text:p>86,0%</text:p>
          </table:table-cell>
          <table:table-cell office:value-type="float" office:value="244052" table:style-name="ce17">
            <text:p>244.052</text:p>
          </table:table-cell>
          <table:table-cell office:value-type="date" office:date-value="2021-03-07T00:00:00" table:style-name="ce21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53194" table:style-name="ce24">
            <text:p>153.194</text:p>
          </table:table-cell>
          <table:table-cell office:value-type="percentage" office:value="0.87297489813944207" table:style-name="ce25">
            <text:p>87,3%</text:p>
          </table:table-cell>
          <table:table-cell office:value-type="float" office:value="50190" table:style-name="ce22">
            <text:p>50.190</text:p>
          </table:table-cell>
          <table:table-cell office:value-type="date" office:date-value="2021-03-06T00:00:00" table:style-name="ce26">
            <text:p>0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33011" table:style-name="ce24">
            <text:p>133.011</text:p>
          </table:table-cell>
          <table:table-cell office:value-type="percentage" office:value="0.79965731806294527" table:style-name="ce25">
            <text:p>80,0%</text:p>
          </table:table-cell>
          <table:table-cell office:value-type="float" office:value="44596" table:style-name="ce22">
            <text:p>44.59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84205" table:style-name="ce24">
            <text:p>84.205</text:p>
          </table:table-cell>
          <table:table-cell office:value-type="percentage" office:value="0.83222968966198851" table:style-name="ce25">
            <text:p>83,2%</text:p>
          </table:table-cell>
          <table:table-cell office:value-type="float" office:value="24425" table:style-name="ce22">
            <text:p>24.425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75271" table:style-name="ce24">
            <text:p>175.271</text:p>
          </table:table-cell>
          <table:table-cell office:value-type="percentage" office:value="0.80934152198005171" table:style-name="ce25">
            <text:p>80,9%</text:p>
          </table:table-cell>
          <table:table-cell office:value-type="float" office:value="54926" table:style-name="ce22">
            <text:p>54.92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8014" table:style-name="ce24">
            <text:p>68.014</text:p>
          </table:table-cell>
          <table:table-cell office:value-type="percentage" office:value="0.81998914943637347" table:style-name="ce25">
            <text:p>82,0%</text:p>
          </table:table-cell>
          <table:table-cell office:value-type="float" office:value="21002" table:style-name="ce22">
            <text:p>21.002</text:p>
          </table:table-cell>
          <table:table-cell office:value-type="date" office:date-value="2021-03-05T00:00:00" table:style-name="ce26">
            <text:p>0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306277" table:style-name="ce24">
            <text:p>306.277</text:p>
          </table:table-cell>
          <table:table-cell office:value-type="percentage" office:value="0.82444447435362522" table:style-name="ce25">
            <text:p>82,4%</text:p>
          </table:table-cell>
          <table:table-cell office:value-type="float" office:value="99651" table:style-name="ce22">
            <text:p>99.65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201466" table:style-name="ce24">
            <text:p>201.466</text:p>
          </table:table-cell>
          <table:table-cell office:value-type="percentage" office:value="0.77613791775016849" table:style-name="ce25">
            <text:p>77,6%</text:p>
          </table:table-cell>
          <table:table-cell office:value-type="float" office:value="72611" table:style-name="ce22">
            <text:p>72.61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774027" table:style-name="ce24">
            <text:p>774.027</text:p>
          </table:table-cell>
          <table:table-cell office:value-type="percentage" office:value="0.85391972993248311" table:style-name="ce25">
            <text:p>85,4%</text:p>
          </table:table-cell>
          <table:table-cell office:value-type="float" office:value="202956" table:style-name="ce22">
            <text:p>202.95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394021" table:style-name="ce24">
            <text:p>394.021</text:p>
          </table:table-cell>
          <table:table-cell office:value-type="percentage" office:value="0.79270309419385987" table:style-name="ce25">
            <text:p>79,3%</text:p>
          </table:table-cell>
          <table:table-cell office:value-type="float" office:value="113077" table:style-name="ce22">
            <text:p>113.077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29802" table:style-name="ce24">
            <text:p>129.802</text:p>
          </table:table-cell>
          <table:table-cell office:value-type="percentage" office:value="0.85157946531080864" table:style-name="ce25">
            <text:p>85,2%</text:p>
          </table:table-cell>
          <table:table-cell office:value-type="float" office:value="45432" table:style-name="ce22">
            <text:p>45.432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70952" table:style-name="ce24">
            <text:p>270.952</text:p>
          </table:table-cell>
          <table:table-cell office:value-type="percentage" office:value="0.87682474960762424" table:style-name="ce25">
            <text:p>87,7%</text:p>
          </table:table-cell>
          <table:table-cell office:value-type="float" office:value="75259" table:style-name="ce22">
            <text:p>75.259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34780" table:style-name="ce24">
            <text:p>34.780</text:p>
          </table:table-cell>
          <table:table-cell office:value-type="percentage" office:value="0.82505040920412764" table:style-name="ce25">
            <text:p>82,5%</text:p>
          </table:table-cell>
          <table:table-cell office:value-type="float" office:value="10988" table:style-name="ce22">
            <text:p>10.988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643218" table:style-name="ce24">
            <text:p>643.218</text:p>
          </table:table-cell>
          <table:table-cell office:value-type="percentage" office:value="0.85941731746911887" table:style-name="ce25">
            <text:p>85,9%</text:p>
          </table:table-cell>
          <table:table-cell office:value-type="float" office:value="179059" table:style-name="ce22">
            <text:p>179.059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47188" table:style-name="ce24">
            <text:p>147.188</text:p>
          </table:table-cell>
          <table:table-cell office:value-type="percentage" office:value="0.79688151376519312" table:style-name="ce25">
            <text:p>79,7%</text:p>
          </table:table-cell>
          <table:table-cell office:value-type="float" office:value="51349" table:style-name="ce22">
            <text:p>51.349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73784" table:style-name="ce24">
            <text:p>73.784</text:p>
          </table:table-cell>
          <table:table-cell office:value-type="percentage" office:value="0.86963285992103245" table:style-name="ce25">
            <text:p>87,0%</text:p>
          </table:table-cell>
          <table:table-cell office:value-type="float" office:value="24241" table:style-name="ce22">
            <text:p>24.24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75424" table:style-name="ce24">
            <text:p>175.424</text:p>
          </table:table-cell>
          <table:table-cell office:value-type="percentage" office:value="0.70604523867020852" table:style-name="ce25">
            <text:p>70,6%</text:p>
          </table:table-cell>
          <table:table-cell office:value-type="float" office:value="54348" table:style-name="ce22">
            <text:p>54.348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7634" table:style-name="ce24">
            <text:p>7.634</text:p>
          </table:table-cell>
          <table:table-cell office:value-type="percentage" office:value="0.92086851628468036" table:style-name="ce25">
            <text:p>92,1%</text:p>
          </table:table-cell>
          <table:table-cell office:value-type="float" office:value="1818" table:style-name="ce22">
            <text:p>1.818</text:p>
          </table:table-cell>
          <table:table-cell office:value-type="date" office:date-value="2021-03-05T00:00:00" table:style-name="ce26">
            <text:p>0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5964" table:style-name="ce24">
            <text:p>5.964</text:p>
          </table:table-cell>
          <table:table-cell office:value-type="percentage" office:value="0.83764044943820226" table:style-name="ce25">
            <text:p>83,8%</text:p>
          </table:table-cell>
          <table:table-cell office:value-type="float" office:value="1652" table:style-name="ce22">
            <text:p>1.652</text:p>
          </table:table-cell>
          <table:table-cell office:value-type="date" office:date-value="2021-03-06T00:00:00" table:style-name="ce27">
            <text:p>06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656441" table:style-name="ce31">
            <text:p>4.656.441</text:p>
          </table:table-cell>
          <table:table-cell office:value-type="percentage" office:value="0.83389658405198464" table:style-name="ce32">
            <text:p>83,4%</text:p>
          </table:table-cell>
          <table:table-cell office:value-type="float" office:value="1371632" table:style-name="ce31">
            <text:p>1.371.632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8T15:38:33Z</dc:date>
  </office:meta>
</office:document-meta>
</file>